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08baf9cecf64a82e3b2cb0f67e6b05e" style:family="table-column">
      <style:table-column-properties fo:break-before="auto" style:use-optimal-column-width="false" style:column-width="6cm"/>
    </style:style>
    <style:style style:name="odsStyleTableColumn-fddd32c2e4a90569f532759dc3abd6f7" style:family="table-column">
      <style:table-column-properties fo:break-before="auto" style:use-optimal-column-width="false" style:column-width="5cm"/>
    </style:style>
    <style:style style:name="odsStyleTableColumn-323d1aab1b7f17d549d3364481159e13" style:family="table-column">
      <style:table-column-properties fo:break-before="auto" style:use-optimal-column-width="false" style:column-width="3cm"/>
    </style:style>
    <style:style style:name="odsStyleTableCell-44342fd43b21030812861e4443651c9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30228fa39efa79460aefc9e0b287f3d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703d1c253bbc300789681202bb623f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96394384924dfaba348874f037dde3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d7579be01edce1f7be94a87c21de4a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227b7eae52c867d1f0732b1fc95a24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08baf9cecf64a82e3b2cb0f67e6b05e" table:default-cell-style-name="Default"/>
        <table:table-column table:style-name="odsStyleTableColumn-fddd32c2e4a90569f532759dc3abd6f7" table:default-cell-style-name="Default"/>
        <table:table-column table:style-name="odsStyleTableColumn-323d1aab1b7f17d549d3364481159e13" table:default-cell-style-name="Default"/>
        <table:table-column table:style-name="odsStyleTableColumn-323d1aab1b7f17d549d3364481159e13" table:default-cell-style-name="Default"/>
        <table:table-column table:style-name="odsStyleTableColumn-323d1aab1b7f17d549d3364481159e1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4342fd43b21030812861e4443651c9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30228fa39efa79460aefc9e0b287f3d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30228fa39efa79460aefc9e0b287f3d9" table:number-columns-spanned="5" table:number-rows-spanned="1" office:value-type="string">
            <text:p>TABLA No. 17-24</text:p>
          </table:table-cell>
          <table:covered-table-cell table:number-columns-repeated="4"/>
        </table:table-row>
        <table:table-row table:style-name="ro1">
          <table:table-cell table:style-name="odsStyleTableCell-30228fa39efa79460aefc9e0b287f3d9" table:number-columns-spanned="5" table:number-rows-spanned="1" office:value-type="string">
            <text:p>TABLA DE COTIZACIONES DEL 2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30228fa39efa79460aefc9e0b287f3d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703d1c253bbc300789681202bb623f5" office:value-type="string">
            <text:p>PAIS</text:p>
          </table:table-cell>
          <table:table-cell table:style-name="odsStyleTableCell-5703d1c253bbc300789681202bb623f5" office:value-type="string">
            <text:p>UNIDAD MONETARIA</text:p>
          </table:table-cell>
          <table:table-cell table:style-name="odsStyleTableCell-5703d1c253bbc300789681202bb623f5" office:value-type="string">
            <text:p>MONEDA</text:p>
          </table:table-cell>
          <table:table-cell table:style-name="odsStyleTableCell-5703d1c253bbc300789681202bb623f5" office:value-type="string">
            <text:p>TIPO DE CAMBIO EN Bs POR UNIDAD DE MONEDA EXTRANJERA</text:p>
          </table:table-cell>
          <table:table-cell table:style-name="odsStyleTableCell-5703d1c253bbc300789681202bb623f5" office:value-type="string">
            <text:p>TIPO DE CAMBIO EN M.E.</text:p>
          </table:table-cell>
        </table:table-row>
        <table:table-row table:style-name="ro1">
          <table:table-cell table:style-name="odsStyleTableCell-a96394384924dfaba348874f037dde30" office:value-type="string">
            <text:p>ESTADOS UNIDOS</text:p>
          </table:table-cell>
          <table:table-cell table:style-name="odsStyleTableCell-a96394384924dfaba348874f037dde30" office:value-type="string">
            <text:p>DOLAR VENTA</text:p>
          </table:table-cell>
          <table:table-cell table:style-name="odsStyleTableCell-a96394384924dfaba348874f037dde30" office:value-type="string">
            <text:p>USD.VENTA</text:p>
          </table:table-cell>
          <table:table-cell table:style-name="odsStyleTableCell-dd7579be01edce1f7be94a87c21de4a2" office:value-type="string">
            <text:p>6.96000</text:p>
          </table:table-cell>
          <table:table-cell table:style-name="odsStyleTableCell-dd7579be01edce1f7be94a87c21de4a2" office:value-type="string">
            <text:p/>
          </table:table-cell>
        </table:table-row>
        <table:table-row table:style-name="ro1">
          <table:table-cell table:style-name="odsStyleTableCell-a96394384924dfaba348874f037dde30" office:value-type="string">
            <text:p>ESTADOS UNIDOS</text:p>
          </table:table-cell>
          <table:table-cell table:style-name="odsStyleTableCell-a96394384924dfaba348874f037dde30" office:value-type="string">
            <text:p>DOLAR COMPRA</text:p>
          </table:table-cell>
          <table:table-cell table:style-name="odsStyleTableCell-a96394384924dfaba348874f037dde30" office:value-type="string">
            <text:p>USD.COMPRA</text:p>
          </table:table-cell>
          <table:table-cell table:style-name="odsStyleTableCell-dd7579be01edce1f7be94a87c21de4a2" office:value-type="string">
            <text:p>6.86000</text:p>
          </table:table-cell>
          <table:table-cell table:style-name="odsStyleTableCell-dd7579be01edce1f7be94a87c21de4a2" office:value-type="string">
            <text:p/>
          </table:table-cell>
        </table:table-row>
        <table:table-row table:style-name="ro1">
          <table:table-cell table:style-name="odsStyleTableCell-a96394384924dfaba348874f037dde30" office:value-type="string">
            <text:p>UNION EUROPEA</text:p>
          </table:table-cell>
          <table:table-cell table:style-name="odsStyleTableCell-a96394384924dfaba348874f037dde30" office:value-type="string">
            <text:p>EURO</text:p>
          </table:table-cell>
          <table:table-cell table:style-name="odsStyleTableCell-a96394384924dfaba348874f037dde30" office:value-type="string">
            <text:p>EUR</text:p>
          </table:table-cell>
          <table:table-cell table:style-name="odsStyleTableCell-dd7579be01edce1f7be94a87c21de4a2" office:value-type="string">
            <text:p>7.47326</text:p>
          </table:table-cell>
          <table:table-cell table:style-name="odsStyleTableCell-dd7579be01edce1f7be94a87c21de4a2" office:value-type="string">
            <text:p>0.91794</text:p>
          </table:table-cell>
        </table:table-row>
        <table:table-row table:style-name="ro1">
          <table:table-cell table:style-name="odsStyleTableCell-a96394384924dfaba348874f037dde30" office:value-type="string">
            <text:p>JAPON</text:p>
          </table:table-cell>
          <table:table-cell table:style-name="odsStyleTableCell-a96394384924dfaba348874f037dde30" office:value-type="string">
            <text:p>YEN</text:p>
          </table:table-cell>
          <table:table-cell table:style-name="odsStyleTableCell-a96394384924dfaba348874f037dde30" office:value-type="string">
            <text:p>JPY</text:p>
          </table:table-cell>
          <table:table-cell table:style-name="odsStyleTableCell-dd7579be01edce1f7be94a87c21de4a2" office:value-type="string">
            <text:p>0.04652</text:p>
          </table:table-cell>
          <table:table-cell table:style-name="odsStyleTableCell-dd7579be01edce1f7be94a87c21de4a2" office:value-type="string">
            <text:p>147.46000</text:p>
          </table:table-cell>
        </table:table-row>
        <table:table-row table:style-name="ro1">
          <table:table-cell table:style-name="odsStyleTableCell-a96394384924dfaba348874f037dde30" office:value-type="string">
            <text:p>ARABIA SAUDITA</text:p>
          </table:table-cell>
          <table:table-cell table:style-name="odsStyleTableCell-a96394384924dfaba348874f037dde30" office:value-type="string">
            <text:p>RIYAL SAUDÍ</text:p>
          </table:table-cell>
          <table:table-cell table:style-name="odsStyleTableCell-a96394384924dfaba348874f037dde30" office:value-type="string">
            <text:p>SAR</text:p>
          </table:table-cell>
          <table:table-cell table:style-name="odsStyleTableCell-dd7579be01edce1f7be94a87c21de4a2" office:value-type="string">
            <text:p>1.82924</text:p>
          </table:table-cell>
          <table:table-cell table:style-name="odsStyleTableCell-dd7579be01edce1f7be94a87c21de4a2" office:value-type="string">
            <text:p>3.75020</text:p>
          </table:table-cell>
        </table:table-row>
        <table:table-row table:style-name="ro1">
          <table:table-cell table:style-name="odsStyleTableCell-a96394384924dfaba348874f037dde30" office:value-type="string">
            <text:p>ARGELIA</text:p>
          </table:table-cell>
          <table:table-cell table:style-name="odsStyleTableCell-a96394384924dfaba348874f037dde30" office:value-type="string">
            <text:p>DINAR ARGELINO</text:p>
          </table:table-cell>
          <table:table-cell table:style-name="odsStyleTableCell-a96394384924dfaba348874f037dde30" office:value-type="string">
            <text:p>DZD</text:p>
          </table:table-cell>
          <table:table-cell table:style-name="odsStyleTableCell-dd7579be01edce1f7be94a87c21de4a2" office:value-type="string">
            <text:p>0.05115</text:p>
          </table:table-cell>
          <table:table-cell table:style-name="odsStyleTableCell-dd7579be01edce1f7be94a87c21de4a2" office:value-type="string">
            <text:p>134.12140</text:p>
          </table:table-cell>
        </table:table-row>
        <table:table-row table:style-name="ro1">
          <table:table-cell table:style-name="odsStyleTableCell-a96394384924dfaba348874f037dde30" office:value-type="string">
            <text:p>ARGENTINA</text:p>
          </table:table-cell>
          <table:table-cell table:style-name="odsStyleTableCell-a96394384924dfaba348874f037dde30" office:value-type="string">
            <text:p>PESO</text:p>
          </table:table-cell>
          <table:table-cell table:style-name="odsStyleTableCell-a96394384924dfaba348874f037dde30" office:value-type="string">
            <text:p>ARS</text:p>
          </table:table-cell>
          <table:table-cell table:style-name="odsStyleTableCell-dd7579be01edce1f7be94a87c21de4a2" office:value-type="string">
            <text:p>0.00834</text:p>
          </table:table-cell>
          <table:table-cell table:style-name="odsStyleTableCell-dd7579be01edce1f7be94a87c21de4a2" office:value-type="string">
            <text:p>822.45000</text:p>
          </table:table-cell>
        </table:table-row>
        <table:table-row table:style-name="ro1">
          <table:table-cell table:style-name="odsStyleTableCell-a96394384924dfaba348874f037dde30" office:value-type="string">
            <text:p>AUSTRALIA</text:p>
          </table:table-cell>
          <table:table-cell table:style-name="odsStyleTableCell-a96394384924dfaba348874f037dde30" office:value-type="string">
            <text:p>DÓLAR</text:p>
          </table:table-cell>
          <table:table-cell table:style-name="odsStyleTableCell-a96394384924dfaba348874f037dde30" office:value-type="string">
            <text:p>AUD</text:p>
          </table:table-cell>
          <table:table-cell table:style-name="odsStyleTableCell-dd7579be01edce1f7be94a87c21de4a2" office:value-type="string">
            <text:p>4.51937</text:p>
          </table:table-cell>
          <table:table-cell table:style-name="odsStyleTableCell-dd7579be01edce1f7be94a87c21de4a2" office:value-type="string">
            <text:p>1.51791</text:p>
          </table:table-cell>
        </table:table-row>
        <table:table-row table:style-name="ro1">
          <table:table-cell table:style-name="odsStyleTableCell-a96394384924dfaba348874f037dde30" office:value-type="string">
            <text:p>BRASIL</text:p>
          </table:table-cell>
          <table:table-cell table:style-name="odsStyleTableCell-a96394384924dfaba348874f037dde30" office:value-type="string">
            <text:p>REAL</text:p>
          </table:table-cell>
          <table:table-cell table:style-name="odsStyleTableCell-a96394384924dfaba348874f037dde30" office:value-type="string">
            <text:p>BRL</text:p>
          </table:table-cell>
          <table:table-cell table:style-name="odsStyleTableCell-dd7579be01edce1f7be94a87c21de4a2" office:value-type="string">
            <text:p>1.39134</text:p>
          </table:table-cell>
          <table:table-cell table:style-name="odsStyleTableCell-dd7579be01edce1f7be94a87c21de4a2" office:value-type="string">
            <text:p>4.93050</text:p>
          </table:table-cell>
        </table:table-row>
        <table:table-row table:style-name="ro1">
          <table:table-cell table:style-name="odsStyleTableCell-a96394384924dfaba348874f037dde30" office:value-type="string">
            <text:p>CANADA</text:p>
          </table:table-cell>
          <table:table-cell table:style-name="odsStyleTableCell-a96394384924dfaba348874f037dde30" office:value-type="string">
            <text:p>DÓLAR</text:p>
          </table:table-cell>
          <table:table-cell table:style-name="odsStyleTableCell-a96394384924dfaba348874f037dde30" office:value-type="string">
            <text:p>CAD</text:p>
          </table:table-cell>
          <table:table-cell table:style-name="odsStyleTableCell-dd7579be01edce1f7be94a87c21de4a2" office:value-type="string">
            <text:p>5.07810</text:p>
          </table:table-cell>
          <table:table-cell table:style-name="odsStyleTableCell-dd7579be01edce1f7be94a87c21de4a2" office:value-type="string">
            <text:p>1.35090</text:p>
          </table:table-cell>
        </table:table-row>
        <table:table-row table:style-name="ro1">
          <table:table-cell table:style-name="odsStyleTableCell-a96394384924dfaba348874f037dde30" office:value-type="string">
            <text:p>CHILE</text:p>
          </table:table-cell>
          <table:table-cell table:style-name="odsStyleTableCell-a96394384924dfaba348874f037dde30" office:value-type="string">
            <text:p>PESO</text:p>
          </table:table-cell>
          <table:table-cell table:style-name="odsStyleTableCell-a96394384924dfaba348874f037dde30" office:value-type="string">
            <text:p>CLP</text:p>
          </table:table-cell>
          <table:table-cell table:style-name="odsStyleTableCell-dd7579be01edce1f7be94a87c21de4a2" office:value-type="string">
            <text:p>0.00754</text:p>
          </table:table-cell>
          <table:table-cell table:style-name="odsStyleTableCell-dd7579be01edce1f7be94a87c21de4a2" office:value-type="string">
            <text:p>910.27000</text:p>
          </table:table-cell>
        </table:table-row>
        <table:table-row table:style-name="ro1">
          <table:table-cell table:style-name="odsStyleTableCell-a96394384924dfaba348874f037dde30" office:value-type="string">
            <text:p>COLOMBIA</text:p>
          </table:table-cell>
          <table:table-cell table:style-name="odsStyleTableCell-a96394384924dfaba348874f037dde30" office:value-type="string">
            <text:p>PESO</text:p>
          </table:table-cell>
          <table:table-cell table:style-name="odsStyleTableCell-a96394384924dfaba348874f037dde30" office:value-type="string">
            <text:p>COP</text:p>
          </table:table-cell>
          <table:table-cell table:style-name="odsStyleTableCell-dd7579be01edce1f7be94a87c21de4a2" office:value-type="string">
            <text:p>0.00175</text:p>
          </table:table-cell>
          <table:table-cell table:style-name="odsStyleTableCell-dd7579be01edce1f7be94a87c21de4a2" office:value-type="string">
            <text:p>3,914.45000</text:p>
          </table:table-cell>
        </table:table-row>
        <table:table-row table:style-name="ro1">
          <table:table-cell table:style-name="odsStyleTableCell-a96394384924dfaba348874f037dde30" office:value-type="string">
            <text:p>COREA DEL SUR</text:p>
          </table:table-cell>
          <table:table-cell table:style-name="odsStyleTableCell-a96394384924dfaba348874f037dde30" office:value-type="string">
            <text:p>WON</text:p>
          </table:table-cell>
          <table:table-cell table:style-name="odsStyleTableCell-a96394384924dfaba348874f037dde30" office:value-type="string">
            <text:p>KRW</text:p>
          </table:table-cell>
          <table:table-cell table:style-name="odsStyleTableCell-dd7579be01edce1f7be94a87c21de4a2" office:value-type="string">
            <text:p>0.00513</text:p>
          </table:table-cell>
          <table:table-cell table:style-name="odsStyleTableCell-dd7579be01edce1f7be94a87c21de4a2" office:value-type="string">
            <text:p>1,337.43000</text:p>
          </table:table-cell>
        </table:table-row>
        <table:table-row table:style-name="ro1">
          <table:table-cell table:style-name="odsStyleTableCell-a96394384924dfaba348874f037dde30" office:value-type="string">
            <text:p>COSTA RICA</text:p>
          </table:table-cell>
          <table:table-cell table:style-name="odsStyleTableCell-a96394384924dfaba348874f037dde30" office:value-type="string">
            <text:p>COLON COSTARRICENSE</text:p>
          </table:table-cell>
          <table:table-cell table:style-name="odsStyleTableCell-a96394384924dfaba348874f037dde30" office:value-type="string">
            <text:p>CRC</text:p>
          </table:table-cell>
          <table:table-cell table:style-name="odsStyleTableCell-dd7579be01edce1f7be94a87c21de4a2" office:value-type="string">
            <text:p>0.01334</text:p>
          </table:table-cell>
          <table:table-cell table:style-name="odsStyleTableCell-dd7579be01edce1f7be94a87c21de4a2" office:value-type="string">
            <text:p>514.30000</text:p>
          </table:table-cell>
        </table:table-row>
        <table:table-row table:style-name="ro1">
          <table:table-cell table:style-name="odsStyleTableCell-a96394384924dfaba348874f037dde30" office:value-type="string">
            <text:p>REPUBLICA CHECA</text:p>
          </table:table-cell>
          <table:table-cell table:style-name="odsStyleTableCell-a96394384924dfaba348874f037dde30" office:value-type="string">
            <text:p>CORONA CHECA</text:p>
          </table:table-cell>
          <table:table-cell table:style-name="odsStyleTableCell-a96394384924dfaba348874f037dde30" office:value-type="string">
            <text:p>CZK</text:p>
          </table:table-cell>
          <table:table-cell table:style-name="odsStyleTableCell-dd7579be01edce1f7be94a87c21de4a2" office:value-type="string">
            <text:p>0.30116</text:p>
          </table:table-cell>
          <table:table-cell table:style-name="odsStyleTableCell-dd7579be01edce1f7be94a87c21de4a2" office:value-type="string">
            <text:p>22.77870</text:p>
          </table:table-cell>
        </table:table-row>
        <table:table-row table:style-name="ro1">
          <table:table-cell table:style-name="odsStyleTableCell-a96394384924dfaba348874f037dde30" office:value-type="string">
            <text:p>DINAMARCA</text:p>
          </table:table-cell>
          <table:table-cell table:style-name="odsStyleTableCell-a96394384924dfaba348874f037dde30" office:value-type="string">
            <text:p>CORONA</text:p>
          </table:table-cell>
          <table:table-cell table:style-name="odsStyleTableCell-a96394384924dfaba348874f037dde30" office:value-type="string">
            <text:p>DKK</text:p>
          </table:table-cell>
          <table:table-cell table:style-name="odsStyleTableCell-dd7579be01edce1f7be94a87c21de4a2" office:value-type="string">
            <text:p>1.00218</text:p>
          </table:table-cell>
          <table:table-cell table:style-name="odsStyleTableCell-dd7579be01edce1f7be94a87c21de4a2" office:value-type="string">
            <text:p>6.84510</text:p>
          </table:table-cell>
        </table:table-row>
        <table:table-row table:style-name="ro1">
          <table:table-cell table:style-name="odsStyleTableCell-a96394384924dfaba348874f037dde30" office:value-type="string">
            <text:p>ECUADOR</text:p>
          </table:table-cell>
          <table:table-cell table:style-name="odsStyleTableCell-a96394384924dfaba348874f037dde30" office:value-type="string">
            <text:p>DÓLAR</text:p>
          </table:table-cell>
          <table:table-cell table:style-name="odsStyleTableCell-a96394384924dfaba348874f037dde30" office:value-type="string">
            <text:p>USD</text:p>
          </table:table-cell>
          <table:table-cell table:style-name="odsStyleTableCell-dd7579be01edce1f7be94a87c21de4a2" office:value-type="string">
            <text:p>6.86000</text:p>
          </table:table-cell>
          <table:table-cell table:style-name="odsStyleTableCell-dd7579be01edce1f7be94a87c21de4a2" office:value-type="string">
            <text:p>1.00000</text:p>
          </table:table-cell>
        </table:table-row>
        <table:table-row table:style-name="ro1">
          <table:table-cell table:style-name="odsStyleTableCell-a96394384924dfaba348874f037dde30" office:value-type="string">
            <text:p>EMIRATOS ARABES</text:p>
          </table:table-cell>
          <table:table-cell table:style-name="odsStyleTableCell-a96394384924dfaba348874f037dde30" office:value-type="string">
            <text:p>DIRHAM</text:p>
          </table:table-cell>
          <table:table-cell table:style-name="odsStyleTableCell-a96394384924dfaba348874f037dde30" office:value-type="string">
            <text:p>AED</text:p>
          </table:table-cell>
          <table:table-cell table:style-name="odsStyleTableCell-dd7579be01edce1f7be94a87c21de4a2" office:value-type="string">
            <text:p>1.86768</text:p>
          </table:table-cell>
          <table:table-cell table:style-name="odsStyleTableCell-dd7579be01edce1f7be94a87c21de4a2" office:value-type="string">
            <text:p>3.67300</text:p>
          </table:table-cell>
        </table:table-row>
        <table:table-row table:style-name="ro1">
          <table:table-cell table:style-name="odsStyleTableCell-a96394384924dfaba348874f037dde30" office:value-type="string">
            <text:p>FILIPINAS</text:p>
          </table:table-cell>
          <table:table-cell table:style-name="odsStyleTableCell-a96394384924dfaba348874f037dde30" office:value-type="string">
            <text:p>PESO FILIPINO</text:p>
          </table:table-cell>
          <table:table-cell table:style-name="odsStyleTableCell-a96394384924dfaba348874f037dde30" office:value-type="string">
            <text:p>PHP</text:p>
          </table:table-cell>
          <table:table-cell table:style-name="odsStyleTableCell-dd7579be01edce1f7be94a87c21de4a2" office:value-type="string">
            <text:p>0.12181</text:p>
          </table:table-cell>
          <table:table-cell table:style-name="odsStyleTableCell-dd7579be01edce1f7be94a87c21de4a2" office:value-type="string">
            <text:p>56.31500</text:p>
          </table:table-cell>
        </table:table-row>
        <table:table-row table:style-name="ro1">
          <table:table-cell table:style-name="odsStyleTableCell-a96394384924dfaba348874f037dde30" office:value-type="string">
            <text:p>HAITÍ</text:p>
          </table:table-cell>
          <table:table-cell table:style-name="odsStyleTableCell-a96394384924dfaba348874f037dde30" office:value-type="string">
            <text:p>GOURDE</text:p>
          </table:table-cell>
          <table:table-cell table:style-name="odsStyleTableCell-a96394384924dfaba348874f037dde30" office:value-type="string">
            <text:p>HTG</text:p>
          </table:table-cell>
          <table:table-cell table:style-name="odsStyleTableCell-dd7579be01edce1f7be94a87c21de4a2" office:value-type="string">
            <text:p>0.05221</text:p>
          </table:table-cell>
          <table:table-cell table:style-name="odsStyleTableCell-dd7579be01edce1f7be94a87c21de4a2" office:value-type="string">
            <text:p>131.40470</text:p>
          </table:table-cell>
        </table:table-row>
        <table:table-row table:style-name="ro1">
          <table:table-cell table:style-name="odsStyleTableCell-a96394384924dfaba348874f037dde30" office:value-type="string">
            <text:p>HONG KONG</text:p>
          </table:table-cell>
          <table:table-cell table:style-name="odsStyleTableCell-a96394384924dfaba348874f037dde30" office:value-type="string">
            <text:p>DÓLAR</text:p>
          </table:table-cell>
          <table:table-cell table:style-name="odsStyleTableCell-a96394384924dfaba348874f037dde30" office:value-type="string">
            <text:p>HKD</text:p>
          </table:table-cell>
          <table:table-cell table:style-name="odsStyleTableCell-dd7579be01edce1f7be94a87c21de4a2" office:value-type="string">
            <text:p>0.87739</text:p>
          </table:table-cell>
          <table:table-cell table:style-name="odsStyleTableCell-dd7579be01edce1f7be94a87c21de4a2" office:value-type="string">
            <text:p>7.81860</text:p>
          </table:table-cell>
        </table:table-row>
        <table:table-row table:style-name="ro1">
          <table:table-cell table:style-name="odsStyleTableCell-a96394384924dfaba348874f037dde30" office:value-type="string">
            <text:p>INDIA</text:p>
          </table:table-cell>
          <table:table-cell table:style-name="odsStyleTableCell-a96394384924dfaba348874f037dde30" office:value-type="string">
            <text:p>RUPIA</text:p>
          </table:table-cell>
          <table:table-cell table:style-name="odsStyleTableCell-a96394384924dfaba348874f037dde30" office:value-type="string">
            <text:p>INR</text:p>
          </table:table-cell>
          <table:table-cell table:style-name="odsStyleTableCell-dd7579be01edce1f7be94a87c21de4a2" office:value-type="string">
            <text:p>0.08252</text:p>
          </table:table-cell>
          <table:table-cell table:style-name="odsStyleTableCell-dd7579be01edce1f7be94a87c21de4a2" office:value-type="string">
            <text:p>83.13250</text:p>
          </table:table-cell>
        </table:table-row>
        <table:table-row table:style-name="ro1">
          <table:table-cell table:style-name="odsStyleTableCell-a96394384924dfaba348874f037dde30" office:value-type="string">
            <text:p>INDONESIA</text:p>
          </table:table-cell>
          <table:table-cell table:style-name="odsStyleTableCell-a96394384924dfaba348874f037dde30" office:value-type="string">
            <text:p>RUPIA INDONESIA</text:p>
          </table:table-cell>
          <table:table-cell table:style-name="odsStyleTableCell-a96394384924dfaba348874f037dde30" office:value-type="string">
            <text:p>IDR</text:p>
          </table:table-cell>
          <table:table-cell table:style-name="odsStyleTableCell-dd7579be01edce1f7be94a87c21de4a2" office:value-type="string">
            <text:p>0.00044</text:p>
          </table:table-cell>
          <table:table-cell table:style-name="odsStyleTableCell-dd7579be01edce1f7be94a87c21de4a2" office:value-type="string">
            <text:p>15,710.00000</text:p>
          </table:table-cell>
        </table:table-row>
        <table:table-row table:style-name="ro1">
          <table:table-cell table:style-name="odsStyleTableCell-a96394384924dfaba348874f037dde30" office:value-type="string">
            <text:p>ISRAEL</text:p>
          </table:table-cell>
          <table:table-cell table:style-name="odsStyleTableCell-a96394384924dfaba348874f037dde30" office:value-type="string">
            <text:p>NUEVO SÉQUEL</text:p>
          </table:table-cell>
          <table:table-cell table:style-name="odsStyleTableCell-a96394384924dfaba348874f037dde30" office:value-type="string">
            <text:p>ILS</text:p>
          </table:table-cell>
          <table:table-cell table:style-name="odsStyleTableCell-dd7579be01edce1f7be94a87c21de4a2" office:value-type="string">
            <text:p>1.85852</text:p>
          </table:table-cell>
          <table:table-cell table:style-name="odsStyleTableCell-dd7579be01edce1f7be94a87c21de4a2" office:value-type="string">
            <text:p>3.69110</text:p>
          </table:table-cell>
        </table:table-row>
        <table:table-row table:style-name="ro1">
          <table:table-cell table:style-name="odsStyleTableCell-a96394384924dfaba348874f037dde30" office:value-type="string">
            <text:p>MALASIA</text:p>
          </table:table-cell>
          <table:table-cell table:style-name="odsStyleTableCell-a96394384924dfaba348874f037dde30" office:value-type="string">
            <text:p>RINGGIT MALAYO</text:p>
          </table:table-cell>
          <table:table-cell table:style-name="odsStyleTableCell-a96394384924dfaba348874f037dde30" office:value-type="string">
            <text:p>MYR</text:p>
          </table:table-cell>
          <table:table-cell table:style-name="odsStyleTableCell-dd7579be01edce1f7be94a87c21de4a2" office:value-type="string">
            <text:p>1.44986</text:p>
          </table:table-cell>
          <table:table-cell table:style-name="odsStyleTableCell-dd7579be01edce1f7be94a87c21de4a2" office:value-type="string">
            <text:p>4.73150</text:p>
          </table:table-cell>
        </table:table-row>
        <table:table-row table:style-name="ro1">
          <table:table-cell table:style-name="odsStyleTableCell-a96394384924dfaba348874f037dde30" office:value-type="string">
            <text:p>MEXICO</text:p>
          </table:table-cell>
          <table:table-cell table:style-name="odsStyleTableCell-a96394384924dfaba348874f037dde30" office:value-type="string">
            <text:p>PESO</text:p>
          </table:table-cell>
          <table:table-cell table:style-name="odsStyleTableCell-a96394384924dfaba348874f037dde30" office:value-type="string">
            <text:p>MXN</text:p>
          </table:table-cell>
          <table:table-cell table:style-name="odsStyleTableCell-dd7579be01edce1f7be94a87c21de4a2" office:value-type="string">
            <text:p>0.39938</text:p>
          </table:table-cell>
          <table:table-cell table:style-name="odsStyleTableCell-dd7579be01edce1f7be94a87c21de4a2" office:value-type="string">
            <text:p>17.17680</text:p>
          </table:table-cell>
        </table:table-row>
        <table:table-row table:style-name="ro1">
          <table:table-cell table:style-name="odsStyleTableCell-a96394384924dfaba348874f037dde30" office:value-type="string">
            <text:p>NORUEGA</text:p>
          </table:table-cell>
          <table:table-cell table:style-name="odsStyleTableCell-a96394384924dfaba348874f037dde30" office:value-type="string">
            <text:p>CORONA</text:p>
          </table:table-cell>
          <table:table-cell table:style-name="odsStyleTableCell-a96394384924dfaba348874f037dde30" office:value-type="string">
            <text:p>NOK</text:p>
          </table:table-cell>
          <table:table-cell table:style-name="odsStyleTableCell-dd7579be01edce1f7be94a87c21de4a2" office:value-type="string">
            <text:p>0.65611</text:p>
          </table:table-cell>
          <table:table-cell table:style-name="odsStyleTableCell-dd7579be01edce1f7be94a87c21de4a2" office:value-type="string">
            <text:p>10.45560</text:p>
          </table:table-cell>
        </table:table-row>
        <table:table-row table:style-name="ro1">
          <table:table-cell table:style-name="odsStyleTableCell-a96394384924dfaba348874f037dde30" office:value-type="string">
            <text:p>PANAMÁ</text:p>
          </table:table-cell>
          <table:table-cell table:style-name="odsStyleTableCell-a96394384924dfaba348874f037dde30" office:value-type="string">
            <text:p>BALBOA</text:p>
          </table:table-cell>
          <table:table-cell table:style-name="odsStyleTableCell-a96394384924dfaba348874f037dde30" office:value-type="string">
            <text:p>PAB</text:p>
          </table:table-cell>
          <table:table-cell table:style-name="odsStyleTableCell-dd7579be01edce1f7be94a87c21de4a2" office:value-type="string">
            <text:p>6.86000</text:p>
          </table:table-cell>
          <table:table-cell table:style-name="odsStyleTableCell-dd7579be01edce1f7be94a87c21de4a2" office:value-type="string">
            <text:p>1.00000</text:p>
          </table:table-cell>
        </table:table-row>
        <table:table-row table:style-name="ro1">
          <table:table-cell table:style-name="odsStyleTableCell-a96394384924dfaba348874f037dde30" office:value-type="string">
            <text:p>PARAGUAY</text:p>
          </table:table-cell>
          <table:table-cell table:style-name="odsStyleTableCell-a96394384924dfaba348874f037dde30" office:value-type="string">
            <text:p>GUARANI</text:p>
          </table:table-cell>
          <table:table-cell table:style-name="odsStyleTableCell-a96394384924dfaba348874f037dde30" office:value-type="string">
            <text:p>PYG</text:p>
          </table:table-cell>
          <table:table-cell table:style-name="odsStyleTableCell-dd7579be01edce1f7be94a87c21de4a2" office:value-type="string">
            <text:p>0.00094</text:p>
          </table:table-cell>
          <table:table-cell table:style-name="odsStyleTableCell-dd7579be01edce1f7be94a87c21de4a2" office:value-type="string">
            <text:p>7,301.80000</text:p>
          </table:table-cell>
        </table:table-row>
        <table:table-row table:style-name="ro1">
          <table:table-cell table:style-name="odsStyleTableCell-a96394384924dfaba348874f037dde30" office:value-type="string">
            <text:p>PERU</text:p>
          </table:table-cell>
          <table:table-cell table:style-name="odsStyleTableCell-a96394384924dfaba348874f037dde30" office:value-type="string">
            <text:p>NUEVO SOL</text:p>
          </table:table-cell>
          <table:table-cell table:style-name="odsStyleTableCell-a96394384924dfaba348874f037dde30" office:value-type="string">
            <text:p>PEN</text:p>
          </table:table-cell>
          <table:table-cell table:style-name="odsStyleTableCell-dd7579be01edce1f7be94a87c21de4a2" office:value-type="string">
            <text:p>1.82447</text:p>
          </table:table-cell>
          <table:table-cell table:style-name="odsStyleTableCell-dd7579be01edce1f7be94a87c21de4a2" office:value-type="string">
            <text:p>3.76000</text:p>
          </table:table-cell>
        </table:table-row>
        <table:table-row table:style-name="ro1">
          <table:table-cell table:style-name="odsStyleTableCell-a96394384924dfaba348874f037dde30" office:value-type="string">
            <text:p>REINO UNIDO</text:p>
          </table:table-cell>
          <table:table-cell table:style-name="odsStyleTableCell-a96394384924dfaba348874f037dde30" office:value-type="string">
            <text:p>LIBRA</text:p>
          </table:table-cell>
          <table:table-cell table:style-name="odsStyleTableCell-a96394384924dfaba348874f037dde30" office:value-type="string">
            <text:p>GBP</text:p>
          </table:table-cell>
          <table:table-cell table:style-name="odsStyleTableCell-dd7579be01edce1f7be94a87c21de4a2" office:value-type="string">
            <text:p>8.73274</text:p>
          </table:table-cell>
          <table:table-cell table:style-name="odsStyleTableCell-dd7579be01edce1f7be94a87c21de4a2" office:value-type="string">
            <text:p>0.78555</text:p>
          </table:table-cell>
        </table:table-row>
        <table:table-row table:style-name="ro1">
          <table:table-cell table:style-name="odsStyleTableCell-a96394384924dfaba348874f037dde30" office:value-type="string">
            <text:p>REPÚBLICA DOMINICANA</text:p>
          </table:table-cell>
          <table:table-cell table:style-name="odsStyleTableCell-a96394384924dfaba348874f037dde30" office:value-type="string">
            <text:p>PESO DOMINICANO</text:p>
          </table:table-cell>
          <table:table-cell table:style-name="odsStyleTableCell-a96394384924dfaba348874f037dde30" office:value-type="string">
            <text:p>DOP</text:p>
          </table:table-cell>
          <table:table-cell table:style-name="odsStyleTableCell-dd7579be01edce1f7be94a87c21de4a2" office:value-type="string">
            <text:p>0.11679</text:p>
          </table:table-cell>
          <table:table-cell table:style-name="odsStyleTableCell-dd7579be01edce1f7be94a87c21de4a2" office:value-type="string">
            <text:p>58.73800</text:p>
          </table:table-cell>
        </table:table-row>
        <table:table-row table:style-name="ro1">
          <table:table-cell table:style-name="odsStyleTableCell-a96394384924dfaba348874f037dde30" office:value-type="string">
            <text:p>REP.POPULAR CHINA</text:p>
          </table:table-cell>
          <table:table-cell table:style-name="odsStyleTableCell-a96394384924dfaba348874f037dde30" office:value-type="string">
            <text:p>YUAN RENMINBI OFFSHORE</text:p>
          </table:table-cell>
          <table:table-cell table:style-name="odsStyleTableCell-a96394384924dfaba348874f037dde30" office:value-type="string">
            <text:p>CNH</text:p>
          </table:table-cell>
          <table:table-cell table:style-name="odsStyleTableCell-dd7579be01edce1f7be94a87c21de4a2" office:value-type="string">
            <text:p>0.95778</text:p>
          </table:table-cell>
          <table:table-cell table:style-name="odsStyleTableCell-dd7579be01edce1f7be94a87c21de4a2" office:value-type="string">
            <text:p>7.16240</text:p>
          </table:table-cell>
        </table:table-row>
        <table:table-row table:style-name="ro1">
          <table:table-cell table:style-name="odsStyleTableCell-a96394384924dfaba348874f037dde30" office:value-type="string">
            <text:p>RUSIA</text:p>
          </table:table-cell>
          <table:table-cell table:style-name="odsStyleTableCell-a96394384924dfaba348874f037dde30" office:value-type="string">
            <text:p>RUBLO RUSO</text:p>
          </table:table-cell>
          <table:table-cell table:style-name="odsStyleTableCell-a96394384924dfaba348874f037dde30" office:value-type="string">
            <text:p>RUB</text:p>
          </table:table-cell>
          <table:table-cell table:style-name="odsStyleTableCell-dd7579be01edce1f7be94a87c21de4a2" office:value-type="string">
            <text:p>0.07724</text:p>
          </table:table-cell>
          <table:table-cell table:style-name="odsStyleTableCell-dd7579be01edce1f7be94a87c21de4a2" office:value-type="string">
            <text:p>88.81490</text:p>
          </table:table-cell>
        </table:table-row>
        <table:table-row table:style-name="ro1">
          <table:table-cell table:style-name="odsStyleTableCell-a96394384924dfaba348874f037dde30" office:value-type="string">
            <text:p>SINGAPUR</text:p>
          </table:table-cell>
          <table:table-cell table:style-name="odsStyleTableCell-a96394384924dfaba348874f037dde30" office:value-type="string">
            <text:p>DÓLAR</text:p>
          </table:table-cell>
          <table:table-cell table:style-name="odsStyleTableCell-a96394384924dfaba348874f037dde30" office:value-type="string">
            <text:p>SGD</text:p>
          </table:table-cell>
          <table:table-cell table:style-name="odsStyleTableCell-dd7579be01edce1f7be94a87c21de4a2" office:value-type="string">
            <text:p>5.12399</text:p>
          </table:table-cell>
          <table:table-cell table:style-name="odsStyleTableCell-dd7579be01edce1f7be94a87c21de4a2" office:value-type="string">
            <text:p>1.33880</text:p>
          </table:table-cell>
        </table:table-row>
        <table:table-row table:style-name="ro1">
          <table:table-cell table:style-name="odsStyleTableCell-a96394384924dfaba348874f037dde30" office:value-type="string">
            <text:p>SUDÁFRICA</text:p>
          </table:table-cell>
          <table:table-cell table:style-name="odsStyleTableCell-a96394384924dfaba348874f037dde30" office:value-type="string">
            <text:p>RAND</text:p>
          </table:table-cell>
          <table:table-cell table:style-name="odsStyleTableCell-a96394384924dfaba348874f037dde30" office:value-type="string">
            <text:p>ZAR</text:p>
          </table:table-cell>
          <table:table-cell table:style-name="odsStyleTableCell-dd7579be01edce1f7be94a87c21de4a2" office:value-type="string">
            <text:p>0.36292</text:p>
          </table:table-cell>
          <table:table-cell table:style-name="odsStyleTableCell-dd7579be01edce1f7be94a87c21de4a2" office:value-type="string">
            <text:p>18.90230</text:p>
          </table:table-cell>
        </table:table-row>
        <table:table-row table:style-name="ro1">
          <table:table-cell table:style-name="odsStyleTableCell-a96394384924dfaba348874f037dde30" office:value-type="string">
            <text:p>SUECIA</text:p>
          </table:table-cell>
          <table:table-cell table:style-name="odsStyleTableCell-a96394384924dfaba348874f037dde30" office:value-type="string">
            <text:p>CORONA</text:p>
          </table:table-cell>
          <table:table-cell table:style-name="odsStyleTableCell-a96394384924dfaba348874f037dde30" office:value-type="string">
            <text:p>SEK</text:p>
          </table:table-cell>
          <table:table-cell table:style-name="odsStyleTableCell-dd7579be01edce1f7be94a87c21de4a2" office:value-type="string">
            <text:p>0.65780</text:p>
          </table:table-cell>
          <table:table-cell table:style-name="odsStyleTableCell-dd7579be01edce1f7be94a87c21de4a2" office:value-type="string">
            <text:p>10.42870</text:p>
          </table:table-cell>
        </table:table-row>
        <table:table-row table:style-name="ro1">
          <table:table-cell table:style-name="odsStyleTableCell-a96394384924dfaba348874f037dde30" office:value-type="string">
            <text:p>SUIZA</text:p>
          </table:table-cell>
          <table:table-cell table:style-name="odsStyleTableCell-a96394384924dfaba348874f037dde30" office:value-type="string">
            <text:p>FRANCO</text:p>
          </table:table-cell>
          <table:table-cell table:style-name="odsStyleTableCell-a96394384924dfaba348874f037dde30" office:value-type="string">
            <text:p>CHF</text:p>
          </table:table-cell>
          <table:table-cell table:style-name="odsStyleTableCell-dd7579be01edce1f7be94a87c21de4a2" office:value-type="string">
            <text:p>7.94809</text:p>
          </table:table-cell>
          <table:table-cell table:style-name="odsStyleTableCell-dd7579be01edce1f7be94a87c21de4a2" office:value-type="string">
            <text:p>0.86310</text:p>
          </table:table-cell>
        </table:table-row>
        <table:table-row table:style-name="ro1">
          <table:table-cell table:style-name="odsStyleTableCell-a96394384924dfaba348874f037dde30" office:value-type="string">
            <text:p>TAILANDIA</text:p>
          </table:table-cell>
          <table:table-cell table:style-name="odsStyleTableCell-a96394384924dfaba348874f037dde30" office:value-type="string">
            <text:p>THAI BAHT</text:p>
          </table:table-cell>
          <table:table-cell table:style-name="odsStyleTableCell-a96394384924dfaba348874f037dde30" office:value-type="string">
            <text:p>THB</text:p>
          </table:table-cell>
          <table:table-cell table:style-name="odsStyleTableCell-dd7579be01edce1f7be94a87c21de4a2" office:value-type="string">
            <text:p>0.19217</text:p>
          </table:table-cell>
          <table:table-cell table:style-name="odsStyleTableCell-dd7579be01edce1f7be94a87c21de4a2" office:value-type="string">
            <text:p>35.69700</text:p>
          </table:table-cell>
        </table:table-row>
        <table:table-row table:style-name="ro1">
          <table:table-cell table:style-name="odsStyleTableCell-a96394384924dfaba348874f037dde30" office:value-type="string">
            <text:p>TAIWAN</text:p>
          </table:table-cell>
          <table:table-cell table:style-name="odsStyleTableCell-a96394384924dfaba348874f037dde30" office:value-type="string">
            <text:p>DÓLAR</text:p>
          </table:table-cell>
          <table:table-cell table:style-name="odsStyleTableCell-a96394384924dfaba348874f037dde30" office:value-type="string">
            <text:p>TWD</text:p>
          </table:table-cell>
          <table:table-cell table:style-name="odsStyleTableCell-dd7579be01edce1f7be94a87c21de4a2" office:value-type="string">
            <text:p>0.21885</text:p>
          </table:table-cell>
          <table:table-cell table:style-name="odsStyleTableCell-dd7579be01edce1f7be94a87c21de4a2" office:value-type="string">
            <text:p>31.34500</text:p>
          </table:table-cell>
        </table:table-row>
        <table:table-row table:style-name="ro1">
          <table:table-cell table:style-name="odsStyleTableCell-a96394384924dfaba348874f037dde30" office:value-type="string">
            <text:p>TÚNEZ</text:p>
          </table:table-cell>
          <table:table-cell table:style-name="odsStyleTableCell-a96394384924dfaba348874f037dde30" office:value-type="string">
            <text:p>DINAR TUNECINO</text:p>
          </table:table-cell>
          <table:table-cell table:style-name="odsStyleTableCell-a96394384924dfaba348874f037dde30" office:value-type="string">
            <text:p>TND</text:p>
          </table:table-cell>
          <table:table-cell table:style-name="odsStyleTableCell-dd7579be01edce1f7be94a87c21de4a2" office:value-type="string">
            <text:p>2.20614</text:p>
          </table:table-cell>
          <table:table-cell table:style-name="odsStyleTableCell-dd7579be01edce1f7be94a87c21de4a2" office:value-type="string">
            <text:p>3.10950</text:p>
          </table:table-cell>
        </table:table-row>
        <table:table-row table:style-name="ro1">
          <table:table-cell table:style-name="odsStyleTableCell-a96394384924dfaba348874f037dde30" office:value-type="string">
            <text:p>TURQUÍA</text:p>
          </table:table-cell>
          <table:table-cell table:style-name="odsStyleTableCell-a96394384924dfaba348874f037dde30" office:value-type="string">
            <text:p>LIRA TURCA</text:p>
          </table:table-cell>
          <table:table-cell table:style-name="odsStyleTableCell-a96394384924dfaba348874f037dde30" office:value-type="string">
            <text:p>TRY</text:p>
          </table:table-cell>
          <table:table-cell table:style-name="odsStyleTableCell-dd7579be01edce1f7be94a87c21de4a2" office:value-type="string">
            <text:p>0.22697</text:p>
          </table:table-cell>
          <table:table-cell table:style-name="odsStyleTableCell-dd7579be01edce1f7be94a87c21de4a2" office:value-type="string">
            <text:p>30.22370</text:p>
          </table:table-cell>
        </table:table-row>
        <table:table-row table:style-name="ro1">
          <table:table-cell table:style-name="odsStyleTableCell-a96394384924dfaba348874f037dde30" office:value-type="string">
            <text:p>URUGUAY</text:p>
          </table:table-cell>
          <table:table-cell table:style-name="odsStyleTableCell-a96394384924dfaba348874f037dde30" office:value-type="string">
            <text:p>PESO</text:p>
          </table:table-cell>
          <table:table-cell table:style-name="odsStyleTableCell-a96394384924dfaba348874f037dde30" office:value-type="string">
            <text:p>UYU</text:p>
          </table:table-cell>
          <table:table-cell table:style-name="odsStyleTableCell-dd7579be01edce1f7be94a87c21de4a2" office:value-type="string">
            <text:p>0.17728</text:p>
          </table:table-cell>
          <table:table-cell table:style-name="odsStyleTableCell-dd7579be01edce1f7be94a87c21de4a2" office:value-type="string">
            <text:p>38.69500</text:p>
          </table:table-cell>
        </table:table-row>
        <table:table-row table:style-name="ro1">
          <table:table-cell table:style-name="odsStyleTableCell-a96394384924dfaba348874f037dde30" office:value-type="string">
            <text:p>VENEZUELA</text:p>
          </table:table-cell>
          <table:table-cell table:style-name="odsStyleTableCell-a96394384924dfaba348874f037dde30" office:value-type="string">
            <text:p>BOLIVAR DIGITAL</text:p>
          </table:table-cell>
          <table:table-cell table:style-name="odsStyleTableCell-a96394384924dfaba348874f037dde30" office:value-type="string">
            <text:p>VES</text:p>
          </table:table-cell>
          <table:table-cell table:style-name="odsStyleTableCell-dd7579be01edce1f7be94a87c21de4a2" office:value-type="string">
            <text:p>0.19039</text:p>
          </table:table-cell>
          <table:table-cell table:style-name="odsStyleTableCell-dd7579be01edce1f7be94a87c21de4a2" office:value-type="string">
            <text:p>36.03140</text:p>
          </table:table-cell>
        </table:table-row>
        <table:table-row table:style-name="ro1">
          <table:table-cell table:style-name="odsStyleTableCell-a96394384924dfaba348874f037dde30" office:value-type="string">
            <text:p>VIETNAM</text:p>
          </table:table-cell>
          <table:table-cell table:style-name="odsStyleTableCell-a96394384924dfaba348874f037dde30" office:value-type="string">
            <text:p>DONG</text:p>
          </table:table-cell>
          <table:table-cell table:style-name="odsStyleTableCell-a96394384924dfaba348874f037dde30" office:value-type="string">
            <text:p>VND</text:p>
          </table:table-cell>
          <table:table-cell table:style-name="odsStyleTableCell-dd7579be01edce1f7be94a87c21de4a2" office:value-type="string">
            <text:p>0.00028</text:p>
          </table:table-cell>
          <table:table-cell table:style-name="odsStyleTableCell-dd7579be01edce1f7be94a87c21de4a2" office:value-type="string">
            <text:p>24,581.80000</text:p>
          </table:table-cell>
        </table:table-row>
        <table:table-row table:style-name="ro1">
          <table:table-cell table:style-name="odsStyleTableCell-a96394384924dfaba348874f037dde30" office:value-type="string">
            <text:p/>
          </table:table-cell>
          <table:table-cell table:style-name="odsStyleTableCell-a96394384924dfaba348874f037dde30" office:value-type="string">
            <text:p>DERECHO ESPECIAL DE GIRO</text:p>
          </table:table-cell>
          <table:table-cell table:style-name="odsStyleTableCell-a96394384924dfaba348874f037dde30" office:value-type="string">
            <text:p>USD/D.E.G.</text:p>
          </table:table-cell>
          <table:table-cell table:style-name="odsStyleTableCell-dd7579be01edce1f7be94a87c21de4a2" office:value-type="string">
            <text:p/>
          </table:table-cell>
          <table:table-cell table:style-name="odsStyleTableCell-dd7579be01edce1f7be94a87c21de4a2" office:value-type="string">
            <text:p>1.33313</text:p>
          </table:table-cell>
        </table:table-row>
        <table:table-row table:style-name="ro1">
          <table:table-cell table:style-name="odsStyleTableCell-a96394384924dfaba348874f037dde30" office:value-type="string">
            <text:p/>
          </table:table-cell>
          <table:table-cell table:style-name="odsStyleTableCell-a96394384924dfaba348874f037dde30" office:value-type="string">
            <text:p>UNIDAD DE FOMENTO DE VIVIENDA</text:p>
          </table:table-cell>
          <table:table-cell table:style-name="odsStyleTableCell-a96394384924dfaba348874f037dde30" office:value-type="string">
            <text:p>Bs/UFV</text:p>
          </table:table-cell>
          <table:table-cell table:style-name="odsStyleTableCell-dd7579be01edce1f7be94a87c21de4a2" office:value-type="string">
            <text:p/>
          </table:table-cell>
          <table:table-cell table:style-name="odsStyleTableCell-dd7579be01edce1f7be94a87c21de4a2" office:value-type="string">
            <text:p>2.4776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0228fa39efa79460aefc9e0b287f3d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703d1c253bbc300789681202bb623f5" office:value-type="string">
            <text:p> </text:p>
          </table:table-cell>
          <table:table-cell table:style-name="odsStyleTableCell-5703d1c253bbc300789681202bb623f5" office:value-type="string">
            <text:p>UNIDAD MONETARIA</text:p>
          </table:table-cell>
          <table:table-cell table:style-name="odsStyleTableCell-5703d1c253bbc300789681202bb623f5" office:value-type="string">
            <text:p>MONEDA</text:p>
          </table:table-cell>
          <table:table-cell table:style-name="odsStyleTableCell-5703d1c253bbc300789681202bb623f5" office:value-type="string">
            <text:p>TIPO DE CAMBIO EN M.E.</text:p>
          </table:table-cell>
        </table:table-row>
        <table:table-row table:style-name="ro1">
          <table:table-cell table:style-name="odsStyleTableCell-a96394384924dfaba348874f037dde30" office:value-type="string">
            <text:p>ORO</text:p>
          </table:table-cell>
          <table:table-cell table:style-name="odsStyleTableCell-a96394384924dfaba348874f037dde30" office:value-type="string">
            <text:p>ONZA TROY ORO</text:p>
          </table:table-cell>
          <table:table-cell table:style-name="odsStyleTableCell-a96394384924dfaba348874f037dde30" office:value-type="string">
            <text:p>USD./O.T.F.</text:p>
          </table:table-cell>
          <table:table-cell table:style-name="odsStyleTableCell-dd7579be01edce1f7be94a87c21de4a2" office:value-type="string">
            <text:p>2,015.24000</text:p>
          </table:table-cell>
        </table:table-row>
        <table:table-row table:style-name="ro1">
          <table:table-cell table:style-name="odsStyleTableCell-a96394384924dfaba348874f037dde30" office:value-type="string">
            <text:p>PLATA</text:p>
          </table:table-cell>
          <table:table-cell table:style-name="odsStyleTableCell-a96394384924dfaba348874f037dde30" office:value-type="string">
            <text:p>ONZA TROY PLATA</text:p>
          </table:table-cell>
          <table:table-cell table:style-name="odsStyleTableCell-a96394384924dfaba348874f037dde30" office:value-type="string">
            <text:p>USD./O.T.F.</text:p>
          </table:table-cell>
          <table:table-cell table:style-name="odsStyleTableCell-dd7579be01edce1f7be94a87c21de4a2" office:value-type="string">
            <text:p>22.727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0228fa39efa79460aefc9e0b287f3d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703d1c253bbc300789681202bb623f5" office:value-type="string">
            <text:p> </text:p>
          </table:table-cell>
          <table:table-cell table:style-name="odsStyleTableCell-5703d1c253bbc300789681202bb623f5" office:value-type="string">
            <text:p>1 MES</text:p>
          </table:table-cell>
          <table:table-cell table:style-name="odsStyleTableCell-5703d1c253bbc300789681202bb623f5" office:value-type="string">
            <text:p>3 MESES</text:p>
          </table:table-cell>
          <table:table-cell table:style-name="odsStyleTableCell-5703d1c253bbc300789681202bb623f5" office:value-type="string">
            <text:p>6 MESES</text:p>
          </table:table-cell>
        </table:table-row>
        <table:table-row table:style-name="ro1">
          <table:table-cell table:style-name="odsStyleTableCell-c227b7eae52c867d1f0732b1fc95a24e" office:value-type="string">
            <text:p>TASA LIBOR(USD)</text:p>
          </table:table-cell>
          <table:table-cell table:style-name="odsStyleTableCell-dd7579be01edce1f7be94a87c21de4a2" office:value-type="string">
            <text:p>5.45</text:p>
          </table:table-cell>
          <table:table-cell table:style-name="odsStyleTableCell-dd7579be01edce1f7be94a87c21de4a2" office:value-type="string">
            <text:p>5.59</text:p>
          </table:table-cell>
          <table:table-cell table:style-name="odsStyleTableCell-dd7579be01edce1f7be94a87c21de4a2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96394384924dfaba348874f037dde3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44</meta:creation-date>
    <meta:generator>ods générator</meta:generator>
    <dc:date>2024-10-15T21:15:44</dc:date>
    <meta:editing-duration>PT1S</meta:editing-duration>
    <meta:editing-cycles>1</meta:editing-cycles>
    <meta:document-statistic meta:table-count="1" meta:cell-count="4" meta:object-count="0"/>
  </office:meta>
</office:document-meta>
</file>